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742.5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es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mpound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Penalties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o Information</text:p>
          </table:table-cell>
          <table:table-cell table:formula="of:=IF(ISERROR(SEARCH(&quot;year&quot;;[.G2]));&quot;&quot;;&quot;year&quot;)">
            <text:p/>
          </table:table-cell>
          <table:table-cell table:formula="of:=IF(ISERROR(SEARCH(&quot;impound&quot;;[.G2]));&quot;&quot;;&quot;impound&quot;)">
            <text:p/>
          </table:table-cell>
          <table:table-cell table:formula="of:=IF(ISERROR(SEARCH(&quot;$&quot;;[.G2])=&quot;#VALUE!&quot;);&quot;&quot;;&quot;$&quot;)">
            <text:p/>
          </table:table-cell>
          <table:table-cell table:formula="of:=IF(ISERROR(SEARCH(&quot;prison&quot;;[.G2]));&quot;&quot;;&quot;prison&quot;)">
            <text:p/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laska</text:p>
          </table:table-cell>
          <table:table-cell office:value-type="string" calcext:value-type="string">
            <text:p>§28.15.291</text:p>
          </table:table-cell>
          <table:table-cell table:formula="of:=IF(ISERROR(SEARCH(&quot;year&quot;;[.G3]));&quot;&quot;;&quot;year&quot;)">
            <text:p/>
          </table:table-cell>
          <table:table-cell table:formula="of:=IF(ISERROR(SEARCH(&quot;impound&quot;;[.G3]));&quot;&quot;;&quot;impound&quot;)">
            <text:p/>
          </table:table-cell>
          <table:table-cell table:formula="of:=IF(ISERROR(SEARCH(&quot;$&quot;;[.G3])=&quot;#VALUE!&quot;);&quot;&quot;;&quot;$&quot;)">
            <text:p/>
          </table:table-cell>
          <table:table-cell table:formula="of:=IF(ISERROR(SEARCH(&quot;prison&quot;;[.G3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Class A Misdemeanor: 10 day suspended imprisonment provided at least 80 hours of community service are completed; possible forfeiture of vehicle; license suspension increased by at least 90 days.</text:p>
            <text:p>(Subsequent Offense) Class A Misdemeanor: Imprisonment for at least 10 days; possible forfeiture of vehicle; license suspension increased by at least 90 days.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§27-16-303</text:p>
          </table:table-cell>
          <table:table-cell table:formula="of:=IF(ISERROR(SEARCH(&quot;year&quot;;[.G4]));&quot;&quot;;&quot;year&quot;)">
            <text:p/>
          </table:table-cell>
          <table:table-cell table:formula="of:=IF(ISERROR(SEARCH(&quot;impound&quot;;[.G4]));&quot;&quot;;&quot;impound&quot;)">
            <text:p/>
          </table:table-cell>
          <table:table-cell table:formula="of:=IF(ISERROR(SEARCH(&quot;$&quot;;[.G4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between 2 days and 6 months; possible fine of not more than $500.</text:p>
          </table:table-cell>
        </table:table-row>
        <table:table-row table:style-name="ro3">
          <table:table-cell office:value-type="string" calcext:value-type="string">
            <text:p>Kansas</text:p>
          </table:table-cell>
          <table:table-cell office:value-type="string" calcext:value-type="string">
            <text:p>§8-262</text:p>
          </table:table-cell>
          <table:table-cell table:formula="of:=IF(ISERROR(SEARCH(&quot;year&quot;;[.G5]));&quot;&quot;;&quot;year&quot;)">
            <text:p/>
          </table:table-cell>
          <table:table-cell table:formula="of:=IF(ISERROR(SEARCH(&quot;impound&quot;;[.G5]));&quot;&quot;;&quot;impound&quot;)">
            <text:p/>
          </table:table-cell>
          <table:table-cell table:formula="of:=IF(ISERROR(SEARCH(&quot;$&quot;;[.G5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5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Class B Nonperson Misdemeanor: Imprisonment for at least 5 days; fine of at least $100.</text:p>
            <text:p>(Subsequent Offense) Class A Nonperson Misdemeanor: Imprisonment without eligibility for parole until completion of 5 days; fine of at least $100.</text:p>
            <text:p>License suspension increased by 90 days.</text:p>
          </table:table-cell>
        </table:table-row>
        <table:table-row table:style-name="ro2">
          <table:table-cell office:value-type="string" calcext:value-type="string">
            <text:p>Minnesota</text:p>
          </table:table-cell>
          <table:table-cell office:value-type="string" calcext:value-type="string">
            <text:p>§171.24</text:p>
            <text:p>§609.02</text:p>
          </table:table-cell>
          <table:table-cell table:formula="of:=IF(ISERROR(SEARCH(&quot;year&quot;;[.G6]));&quot;&quot;;&quot;year&quot;)">
            <text:p/>
          </table:table-cell>
          <table:table-cell table:formula="of:=IF(ISERROR(SEARCH(&quot;impound&quot;;[.G6]));&quot;&quot;;&quot;impound&quot;)">
            <text:p/>
          </table:table-cell>
          <table:table-cell table:formula="of:=IF(ISERROR(SEARCH(&quot;$&quot;;[.G6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6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no more than 90 days, fine of no more than $1,000, or both.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§63-11-40</text:p>
          </table:table-cell>
          <table:table-cell table:formula="of:=IF(ISERROR(SEARCH(&quot;year&quot;;[.G7]));&quot;&quot;;&quot;year&quot;)">
            <text:p/>
          </table:table-cell>
          <table:table-cell table:formula="of:=IF(ISERROR(SEARCH(&quot;impound&quot;;[.G7]));&quot;&quot;;&quot;impound&quot;)">
            <text:p/>
          </table:table-cell>
          <table:table-cell table:formula="of:=IF(ISERROR(SEARCH(&quot;$&quot;;[.G7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7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between 48 hours and 6 months; $200-$500 fine; license suspension increased by 6 months.</text:p>
          </table:table-cell>
        </table:table-row>
        <table:table-row table:style-name="ro4">
          <table:table-cell office:value-type="string" calcext:value-type="string">
            <text:p>New Jersey</text:p>
          </table:table-cell>
          <table:table-cell office:value-type="string" calcext:value-type="string">
            <text:p>N.J.S.A.</text:p>
            <text:p>39:3-40</text:p>
          </table:table-cell>
          <table:table-cell table:formula="of:=IF(ISERROR(SEARCH(&quot;year&quot;;[.G8]));&quot;&quot;;&quot;year&quot;)">
            <text:p/>
          </table:table-cell>
          <table:table-cell table:formula="of:=IF(ISERROR(SEARCH(&quot;impound&quot;;[.G8]));&quot;&quot;;&quot;impound&quot;)">
            <text:p/>
          </table:table-cell>
          <table:table-cell table:formula="of:=IF(ISERROR(SEARCH(&quot;$&quot;;[.G8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8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: $500 fine.</text:p>
            <text:p>(Second Offense): Imprisonment for 1-5 days; $750 fine.</text:p>
            <text:p>(Subsequent Offense): Imprisonment for 10 days; $1,000 fine.</text:p>
            <text:p>License suspension increased by no more than 6 months.</text:p>
          </table:table-cell>
        </table:table-row>
        <table:table-row table:style-name="ro2">
          <table:table-cell office:value-type="string" calcext:value-type="string">
            <text:p>New Mexico</text:p>
          </table:table-cell>
          <table:table-cell office:value-type="string" calcext:value-type="string">
            <text:p>§66-5-39</text:p>
          </table:table-cell>
          <table:table-cell table:formula="of:=IF(ISERROR(SEARCH(&quot;year&quot;;[.G9]));&quot;&quot;;&quot;year&quot;)">
            <text:p/>
          </table:table-cell>
          <table:table-cell table:formula="of:=IF(ISERROR(SEARCH(&quot;impound&quot;;[.G9]));&quot;&quot;;&quot;impound&quot;)">
            <text:p/>
          </table:table-cell>
          <table:table-cell table:formula="of:=IF(ISERROR(SEARCH(&quot;$&quot;;[.G9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9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4-364 days; possible fine of no more than $1,000.</text:p>
            <text:p>Possible vehicle immobilization.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string" calcext:value-type="string">
            <text:p>V&amp;T 511</text:p>
          </table:table-cell>
          <table:table-cell table:formula="of:=IF(ISERROR(SEARCH(&quot;year&quot;;[.G10]));&quot;&quot;;&quot;year&quot;)">
            <text:p/>
          </table:table-cell>
          <table:table-cell table:formula="of:=IF(ISERROR(SEARCH(&quot;impound&quot;;[.G10]));&quot;&quot;;&quot;impound&quot;)">
            <text:p/>
          </table:table-cell>
          <table:table-cell table:formula="of:=IF(ISERROR(SEARCH(&quot;$&quot;;[.G10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0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Misdemeanor: Imprisonment for no more than 30 days, $200-$500 fine, or both.</text:p>
            <text:p>(Subsequent Offense) Misdemeanor: Imprisonment for no more than 180 days; fine of no less than $500.</text:p>
          </table:table-cell>
        </table:table-row>
        <table:table-row table:style-name="ro3">
          <table:table-cell office:value-type="string" calcext:value-type="string">
            <text:p>Rhode Island</text:p>
          </table:table-cell>
          <table:table-cell office:value-type="string" calcext:value-type="string">
            <text:p>§31-11-18</text:p>
            <text:p>HB 7679 (2016)</text:p>
          </table:table-cell>
          <table:table-cell table:formula="of:=IF(ISERROR(SEARCH(&quot;year&quot;;[.G11]));&quot;&quot;;&quot;year&quot;)">
            <text:p/>
          </table:table-cell>
          <table:table-cell table:formula="of:=IF(ISERROR(SEARCH(&quot;impound&quot;;[.G11]));&quot;&quot;;&quot;impound&quot;)">
            <text:p/>
          </table:table-cell>
          <table:table-cell table:formula="of:=IF(ISERROR(SEARCH(&quot;$&quot;;[.G11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1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Violation: $250-$500 fine.</text:p>
            <text:p>(Second Offense): $350-$500 fine</text:p>
            <text:p>(Subsequent Offense) Misdemeanor: Imprisonment for up to 90 days, $500-$1,000 fine, or both and license suspension up to 90 days. </text:p>
          </table:table-cell>
        </table:table-row>
        <table:table-row table:style-name="ro3">
          <table:table-cell office:value-type="string" calcext:value-type="string">
            <text:p>South Carolina</text:p>
          </table:table-cell>
          <table:table-cell office:value-type="string" calcext:value-type="string">
            <text:p>§56-1-460</text:p>
          </table:table-cell>
          <table:table-cell table:formula="of:=IF(ISERROR(SEARCH(&quot;year&quot;;[.G12]));&quot;&quot;;&quot;year&quot;)">
            <text:p/>
          </table:table-cell>
          <table:table-cell table:formula="of:=IF(ISERROR(SEARCH(&quot;impound&quot;;[.G12]));&quot;&quot;;&quot;impound&quot;)">
            <text:p/>
          </table:table-cell>
          <table:table-cell table:formula="of:=IF(ISERROR(SEARCH(&quot;$&quot;;[.G12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2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: Imprisonment for no more than 30 days, $300 fine, or both.</text:p>
            <text:p>(Second Offense): Imprisonment for no more than 60 days, $600 fine, or both.</text:p>
            <text:p>(Subsequent Offense): Imprisonment for no more than 90 days; $1,000 fine.</text:p>
          </table:table-cell>
        </table:table-row>
        <table:table-row table:style-name="ro3">
          <table:table-cell office:value-type="string" calcext:value-type="string">
            <text:p>Tennessee</text:p>
          </table:table-cell>
          <table:table-cell office:value-type="string" calcext:value-type="string">
            <text:p>§55-12-131</text:p>
            <text:p>§55-50-504</text:p>
          </table:table-cell>
          <table:table-cell table:formula="of:=IF(ISERROR(SEARCH(&quot;year&quot;;[.G13]));&quot;&quot;;&quot;year&quot;)">
            <text:p/>
          </table:table-cell>
          <table:table-cell table:formula="of:=IF(ISERROR(SEARCH(&quot;impound&quot;;[.G13]));&quot;&quot;;&quot;impound&quot;)">
            <text:p/>
          </table:table-cell>
          <table:table-cell table:formula="of:=IF(ISERROR(SEARCH(&quot;$&quot;;[.G13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3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Non-Resident) Class B Misdemeanor: Imprisonment for not more than 6 months, fine of no more than $500, or both.</text:p>
            <text:p>(Resident) (First Offense) Class B Misdemeanor: Imprisonment for not more than 6 months, fine of no more than $500, or both; license suspension increased by like period of time.</text:p>
            <text:p>(Resident) (Subsequent Offense) Class A Misdemeanor: Imprisonment for not more than 11 months, 29 days, fine of no more than $2,500, or both; license suspension increased by like period of time.</text:p>
          </table:table-cell>
        </table:table-row>
        <table:table-row table:style-name="ro5">
          <table:table-cell office:value-type="string" calcext:value-type="string">
            <text:p>Texas</text:p>
          </table:table-cell>
          <table:table-cell office:value-type="string" calcext:value-type="string">
            <text:p>Tex. Transp.</text:p>
            <text:p>Code Ann.</text:p>
            <text:p>§ 521.457;</text:p>
            <text:p>Tex. Penal Code</text:p>
            <text:p>Ann. § 12.23; §12.22</text:p>
          </table:table-cell>
          <table:table-cell table:formula="of:=IF(ISERROR(SEARCH(&quot;year&quot;;[.G14]));&quot;&quot;;&quot;year&quot;)">
            <text:p/>
          </table:table-cell>
          <table:table-cell table:formula="of:=IF(ISERROR(SEARCH(&quot;impound&quot;;[.G14]));&quot;&quot;;&quot;impound&quot;)">
            <text:p/>
          </table:table-cell>
          <table:table-cell table:formula="of:=IF(ISERROR(SEARCH(&quot;$&quot;;[.G14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4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Class C Misdemeanor: Fine of no more than $500.</text:p>
            <text:p>(Subsequent Offense) Class B Misdemeanor: Imprisonment for no more than 180 days, fine of no more than $2,000, or both.</text:p>
          </table:table-cell>
        </table:table-row>
        <table:table-row table:style-name="ro2">
          <table:table-cell office:value-type="string" calcext:value-type="string">
            <text:p>Utah</text:p>
          </table:table-cell>
          <table:table-cell office:value-type="string" calcext:value-type="string">
            <text:p>§53-3-227</text:p>
            <text:p>§76-3-301</text:p>
          </table:table-cell>
          <table:table-cell table:formula="of:=IF(ISERROR(SEARCH(&quot;year&quot;;[.G15]));&quot;&quot;;&quot;year&quot;)">
            <text:p/>
          </table:table-cell>
          <table:table-cell table:formula="of:=IF(ISERROR(SEARCH(&quot;impound&quot;;[.G15]));&quot;&quot;;&quot;impound&quot;)">
            <text:p/>
          </table:table-cell>
          <table:table-cell table:formula="of:=IF(ISERROR(SEARCH(&quot;$&quot;;[.G15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5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Class B Misdemeanor: Imprisonment of no more than 6 months; $1,000 fine.</text:p>
          </table:table-cell>
        </table:table-row>
        <table:table-row table:style-name="ro2">
          <table:table-cell office:value-type="string" calcext:value-type="string">
            <text:p>Virginia</text:p>
          </table:table-cell>
          <table:table-cell office:value-type="string" calcext:value-type="string">
            <text:p>§46.2-301.1 §18.2-11</text:p>
            <text:p> </text:p>
          </table:table-cell>
          <table:table-cell table:formula="of:=IF(ISERROR(SEARCH(&quot;year&quot;;[.G16]));&quot;&quot;;&quot;year&quot;)">
            <text:p/>
          </table:table-cell>
          <table:table-cell table:formula="of:=IF(ISERROR(SEARCH(&quot;impound&quot;;[.G16]));&quot;&quot;;&quot;impound&quot;)">
            <text:p/>
          </table:table-cell>
          <table:table-cell table:formula="of:=IF(ISERROR(SEARCH(&quot;$&quot;;[.G16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6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Class 1 Misdemeanor: Imprisonment for no more than 12 months, fine of no more than $2,500, or both.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§46.20.345</text:p>
          </table:table-cell>
          <table:table-cell table:formula="of:=IF(ISERROR(SEARCH(&quot;year&quot;;[.G17]));&quot;&quot;;&quot;year&quot;)">
            <text:p/>
          </table:table-cell>
          <table:table-cell table:formula="of:=IF(ISERROR(SEARCH(&quot;impound&quot;;[.G17]));&quot;&quot;;&quot;impound&quot;)">
            <text:p/>
          </table:table-cell>
          <table:table-cell table:formula="of:=IF(ISERROR(SEARCH(&quot;$&quot;;[.G17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7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Gross Misdemeanor: Imprisonment for no more than 364 days, fine of no more than $5,000, or both.</text:p>
          </table:table-cell>
        </table:table-row>
        <table:table-row table:style-name="ro3">
          <table:table-cell office:value-type="string" calcext:value-type="string">
            <text:p>West Virginia</text:p>
          </table:table-cell>
          <table:table-cell office:value-type="string" calcext:value-type="string">
            <text:p>W. Va. Code</text:p>
            <text:p>Ann. § 17B-4-3</text:p>
          </table:table-cell>
          <table:table-cell table:formula="of:=IF(ISERROR(SEARCH(&quot;year&quot;;[.G18]));&quot;&quot;;&quot;year&quot;)">
            <text:p/>
          </table:table-cell>
          <table:table-cell table:formula="of:=IF(ISERROR(SEARCH(&quot;impound&quot;;[.G18]));&quot;&quot;;&quot;impound&quot;)">
            <text:p/>
          </table:table-cell>
          <table:table-cell table:formula="of:=IF(ISERROR(SEARCH(&quot;$&quot;;[.G18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8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Misdemeanor: $100-$500 fine.</text:p>
            <text:p>(Second Offense) Misdemeanor: $100-$500 fine.</text:p>
            <text:p>(Third or Subsequent Offense) Misdemeanor: Imprisonment for 30-90 days; $150-$500 fine.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§31-7-134</text:p>
          </table:table-cell>
          <table:table-cell table:formula="of:=IF(ISERROR(SEARCH(&quot;year&quot;;[.G19]));&quot;&quot;;&quot;year&quot;)">
            <text:p/>
          </table:table-cell>
          <table:table-cell table:formula="of:=IF(ISERROR(SEARCH(&quot;impound&quot;;[.G19]));&quot;&quot;;&quot;impound&quot;)">
            <text:p/>
          </table:table-cell>
          <table:table-cell table:formula="of:=IF(ISERROR(SEARCH(&quot;$&quot;;[.G19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19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no more than 6 months, fine of no more than $750, or both. </text:p>
          </table:table-cell>
        </table:table-row>
        <table:table-row table:style-name="ro3">
          <table:table-cell office:value-type="string" calcext:value-type="string">
            <text:p>Nebraska</text:p>
          </table:table-cell>
          <table:table-cell office:value-type="string" calcext:value-type="string">
            <text:p>§60-4,108</text:p>
          </table:table-cell>
          <table:table-cell table:formula="of:=IF(ISERROR(SEARCH(&quot;year&quot;;[.G20]));&quot;&quot;;&quot;year&quot;)" office:value-type="string" office:string-value="year" calcext:value-type="string">
            <text:p>year</text:p>
          </table:table-cell>
          <table:table-cell table:formula="of:=IF(ISERROR(SEARCH(&quot;impound&quot;;[.G20]));&quot;&quot;;&quot;impound&quot;)">
            <text:p/>
          </table:table-cell>
          <table:table-cell table:formula="of:=IF(ISERROR(SEARCH(&quot;$&quot;;[.G20])=&quot;#VALUE!&quot;);&quot;&quot;;&quot;$&quot;)">
            <text:p/>
          </table:table-cell>
          <table:table-cell table:formula="of:=IF(ISERROR(SEARCH(&quot;prison&quot;;[.G20]));&quot;&quot;;&quot;prison&quot;)">
            <text:p/>
          </table:table-cell>
          <table:table-cell office:value-type="string" calcext:value-type="string">
            <text:p>(First Offense) Class II Misdemeanor: Unable to operate any motor vehicle for 1 year; license revocation for like period. </text:p>
            <text:p>(Second or Third Offense) Class II Misdemeanor:  Unable to operate any motor vehicle for 2 year; license revocation for like period. </text:p>
            <text:p>(Fourth or Subsequent Offense) Class I Misdemeanor:  Unable to operate any motor vehicle for 2 year; license revocation for like period.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§321.218</text:p>
          </table:table-cell>
          <table:table-cell table:formula="of:=IF(ISERROR(SEARCH(&quot;year&quot;;[.G21]));&quot;&quot;;&quot;year&quot;)" office:value-type="string" office:string-value="year" calcext:value-type="string">
            <text:p>year</text:p>
          </table:table-cell>
          <table:table-cell table:formula="of:=IF(ISERROR(SEARCH(&quot;impound&quot;;[.G21]));&quot;&quot;;&quot;impound&quot;)">
            <text:p/>
          </table:table-cell>
          <table:table-cell table:formula="of:=IF(ISERROR(SEARCH(&quot;$&quot;;[.G21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21]));&quot;&quot;;&quot;prison&quot;)">
            <text:p/>
          </table:table-cell>
          <table:table-cell office:value-type="string" calcext:value-type="string">
            <text:p>Simple Misdemeanor: $250-$1,500 fine; license suspension increased for an additional like period or for one year, whichever is shorter.</text:p>
          </table:table-cell>
        </table:table-row>
        <table:table-row table:style-name="ro4">
          <table:table-cell office:value-type="string" calcext:value-type="string">
            <text:p>Maine</text:p>
          </table:table-cell>
          <table:table-cell office:value-type="string" calcext:value-type="string">
            <text:p>Title 29-A</text:p>
            <text:p>§2412-A</text:p>
          </table:table-cell>
          <table:table-cell table:formula="of:=IF(ISERROR(SEARCH(&quot;year&quot;;[.G22]));&quot;&quot;;&quot;year&quot;)" office:value-type="string" office:string-value="year" calcext:value-type="string">
            <text:p>year</text:p>
          </table:table-cell>
          <table:table-cell table:formula="of:=IF(ISERROR(SEARCH(&quot;impound&quot;;[.G22]));&quot;&quot;;&quot;impound&quot;)">
            <text:p/>
          </table:table-cell>
          <table:table-cell table:formula="of:=IF(ISERROR(SEARCH(&quot;$&quot;;[.G22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22]));&quot;&quot;;&quot;prison&quot;)">
            <text:p/>
          </table:table-cell>
          <table:table-cell office:value-type="string" calcext:value-type="string">
            <text:p>Class E Crime</text:p>
            <text:p>(First Offense): $250.</text:p>
            <text:p>(Second Offense): $500.</text:p>
            <text:p>Possible license suspension of 1 year.</text:p>
          </table:table-cell>
        </table:table-row>
        <table:table-row table:style-name="ro2">
          <table:table-cell office:value-type="string" calcext:value-type="string">
            <text:p>Pennsylvania</text:p>
          </table:table-cell>
          <table:table-cell office:value-type="string" calcext:value-type="string">
            <text:p>75 Pa. CSA</text:p>
            <text:p>§1543</text:p>
          </table:table-cell>
          <table:table-cell table:formula="of:=IF(ISERROR(SEARCH(&quot;year&quot;;[.G23]));&quot;&quot;;&quot;year&quot;)" office:value-type="string" office:string-value="year" calcext:value-type="string">
            <text:p>year</text:p>
          </table:table-cell>
          <table:table-cell table:formula="of:=IF(ISERROR(SEARCH(&quot;impound&quot;;[.G23]));&quot;&quot;;&quot;impound&quot;)">
            <text:p/>
          </table:table-cell>
          <table:table-cell table:formula="of:=IF(ISERROR(SEARCH(&quot;$&quot;;[.G23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23]));&quot;&quot;;&quot;prison&quot;)">
            <text:p/>
          </table:table-cell>
          <table:table-cell office:value-type="string" calcext:value-type="string">
            <text:p>Summary Offense: $200 fine; license suspension increased by 1 year if originally suspended, 2 years if it was originally revoked.</text:p>
          </table:table-cell>
        </table:table-row>
        <table:table-row table:style-name="ro3">
          <table:table-cell office:value-type="string" calcext:value-type="string">
            <text:p>Kentucky</text:p>
          </table:table-cell>
          <table:table-cell office:value-type="string" calcext:value-type="string">
            <text:p>§ 186.620</text:p>
            <text:p>§189A.090</text:p>
            <text:p>§532.020</text:p>
          </table:table-cell>
          <table:table-cell table:formula="of:=IF(ISERROR(SEARCH(&quot;year&quot;;[.G24]));&quot;&quot;;&quot;year&quot;)" office:value-type="string" office:string-value="year" calcext:value-type="string">
            <text:p>year</text:p>
          </table:table-cell>
          <table:table-cell table:formula="of:=IF(ISERROR(SEARCH(&quot;impound&quot;;[.G24]));&quot;&quot;;&quot;impound&quot;)">
            <text:p/>
          </table:table-cell>
          <table:table-cell table:formula="of:=IF(ISERROR(SEARCH(&quot;$&quot;;[.G24])=&quot;#VALUE!&quot;);&quot;&quot;;&quot;$&quot;)">
            <text:p/>
          </table:table-cell>
          <table:table-cell table:formula="of:=IF(ISERROR(SEARCH(&quot;prison&quot;;[.G24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Class B Misdemeanor: Imprisonment for at least 90 days; license suspension increased by 6 months.</text:p>
            <text:p>(Second Offense) Class A Misdemeanor: Imprisonment for between 90 days and 1 year; license suspension increased by 1 year.</text:p>
            <text:p>(Third or Subsequent Offense) Class D Felony: Imprisonment for 1-5 years; license suspension revoked for additional 2 years.</text:p>
          </table:table-cell>
        </table:table-row>
        <table:table-row table:style-name="ro3">
          <table:table-cell office:value-type="string" calcext:value-type="string">
            <text:p>Missouri</text:p>
          </table:table-cell>
          <table:table-cell office:value-type="string" calcext:value-type="string">
            <text:p>§302.321</text:p>
          </table:table-cell>
          <table:table-cell table:formula="of:=IF(ISERROR(SEARCH(&quot;year&quot;;[.G25]));&quot;&quot;;&quot;year&quot;)" office:value-type="string" office:string-value="year" calcext:value-type="string">
            <text:p>year</text:p>
          </table:table-cell>
          <table:table-cell table:formula="of:=IF(ISERROR(SEARCH(&quot;impound&quot;;[.G25]));&quot;&quot;;&quot;impound&quot;)">
            <text:p/>
          </table:table-cell>
          <table:table-cell table:formula="of:=IF(ISERROR(SEARCH(&quot;$&quot;;[.G25])=&quot;#VALUE!&quot;);&quot;&quot;;&quot;$&quot;)">
            <text:p/>
          </table:table-cell>
          <table:table-cell table:formula="of:=IF(ISERROR(SEARCH(&quot;prison&quot;;[.G25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Class D Misdemeanor: No set term of imprisonment; not to exceed one year.</text:p>
            <text:p>(Second Offense) Class A Misdemeanor: Imprisonment for between 6 months and 1 year.</text:p>
            <text:p>(Subsequent Offense) Class E Felony: Imprisonment for no more than 4 years.</text:p>
          </table:table-cell>
        </table:table-row>
        <table:table-row table:style-name="ro3">
          <table:table-cell office:value-type="string" calcext:value-type="string">
            <text:p>California</text:p>
          </table:table-cell>
          <table:table-cell office:value-type="string" calcext:value-type="string">
            <text:p>Veh. Code</text:p>
            <text:p>§14601 and </text:p>
            <text:p>§14602.6</text:p>
          </table:table-cell>
          <table:table-cell table:formula="of:=IF(ISERROR(SEARCH(&quot;year&quot;;[.G26]));&quot;&quot;;&quot;year&quot;)" office:value-type="string" office:string-value="year" calcext:value-type="string">
            <text:p>year</text:p>
          </table:table-cell>
          <table:table-cell table:formula="of:=IF(ISERROR(SEARCH(&quot;impound&quot;;[.G26]));&quot;&quot;;&quot;impound&quot;)">
            <text:p/>
          </table:table-cell>
          <table:table-cell table:formula="of:=IF(ISERROR(SEARCH(&quot;$&quot;;[.G26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26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: Imprisonment for between 5 days and 6 months; $300-$1000 fine.</text:p>
            <text:p>(Subsequent Offense): Imprisonment for between 10 days and 1 year; $500-$2000 fine.</text:p>
          </table:table-cell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§42-2-138</text:p>
          </table:table-cell>
          <table:table-cell table:formula="of:=IF(ISERROR(SEARCH(&quot;year&quot;;[.G27]));&quot;&quot;;&quot;year&quot;)" office:value-type="string" office:string-value="year" calcext:value-type="string">
            <text:p>year</text:p>
          </table:table-cell>
          <table:table-cell table:formula="of:=IF(ISERROR(SEARCH(&quot;impound&quot;;[.G27]));&quot;&quot;;&quot;impound&quot;)">
            <text:p/>
          </table:table-cell>
          <table:table-cell table:formula="of:=IF(ISERROR(SEARCH(&quot;$&quot;;[.G27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27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Misdemeanor: Imprisonment for no more than 6 months; fine of no more than $500; license suspension increased by 1 year.</text:p>
            <text:p>(Subsequent Offense): Driver ineligible to be issued a driver’s license for a period of three years.</text:p>
          </table:table-cell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string" calcext:value-type="string">
            <text:p>§§14-215, 14-227h</text:p>
          </table:table-cell>
          <table:table-cell table:formula="of:=IF(ISERROR(SEARCH(&quot;year&quot;;[.G28]));&quot;&quot;;&quot;year&quot;)" office:value-type="string" office:string-value="year" calcext:value-type="string">
            <text:p>year</text:p>
          </table:table-cell>
          <table:table-cell table:formula="of:=IF(ISERROR(SEARCH(&quot;impound&quot;;[.G28]));&quot;&quot;;&quot;impound&quot;)">
            <text:p/>
          </table:table-cell>
          <table:table-cell table:formula="of:=IF(ISERROR(SEARCH(&quot;$&quot;;[.G28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28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: Imprisonment for no more than 3 months, $150-$200 fine, or both.</text:p>
            <text:p>(Subsequent Offense): Imprisonment for no more than 1 year, $200-$600 fine, or both.</text:p>
          </table:table-cell>
        </table:table-row>
        <table:table-row table:style-name="ro2">
          <table:table-cell office:value-type="string" calcext:value-type="string">
            <text:p>District of Columbia</text:p>
          </table:table-cell>
          <table:table-cell office:value-type="string" calcext:value-type="string">
            <text:p>ND.C. Code Ann.</text:p>
            <text:p>§ 50-1403.01</text:p>
          </table:table-cell>
          <table:table-cell table:formula="of:=IF(ISERROR(SEARCH(&quot;year&quot;;[.G29]));&quot;&quot;;&quot;year&quot;)" office:value-type="string" office:string-value="year" calcext:value-type="string">
            <text:p>year</text:p>
          </table:table-cell>
          <table:table-cell table:formula="of:=IF(ISERROR(SEARCH(&quot;impound&quot;;[.G29]));&quot;&quot;;&quot;impound&quot;)">
            <text:p/>
          </table:table-cell>
          <table:table-cell table:formula="of:=IF(ISERROR(SEARCH(&quot;$&quot;;[.G29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29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Imprisonment for no more than 1 year, fine of no more than $2,500, or both.</text:p>
          </table:table-cell>
        </table:table-row>
        <table:table-row table:style-name="ro6">
          <table:table-cell office:value-type="string" calcext:value-type="string">
            <text:p>Georgia</text:p>
          </table:table-cell>
          <table:table-cell office:value-type="string" calcext:value-type="string">
            <text:p>§40-5-121</text:p>
          </table:table-cell>
          <table:table-cell table:formula="of:=IF(ISERROR(SEARCH(&quot;year&quot;;[.G30]));&quot;&quot;;&quot;year&quot;)" office:value-type="string" office:string-value="year" calcext:value-type="string">
            <text:p>year</text:p>
          </table:table-cell>
          <table:table-cell table:formula="of:=IF(ISERROR(SEARCH(&quot;impound&quot;;[.G30]));&quot;&quot;;&quot;impound&quot;)">
            <text:p/>
          </table:table-cell>
          <table:table-cell table:formula="of:=IF(ISERROR(SEARCH(&quot;$&quot;;[.G30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0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Misdemeanor: Imprisonment for between 2 days and 1 year; possible additional fine of no more than $500.</text:p>
            <text:p>(Second or Third Offenses) High and Aggravated Misdemeanor: Imprisonment for between 10 days and 1 year; possible additional fine of $1,000-$2,500.</text:p>
            <text:p>(Fourth or Subsequent Offenses) Felony: Imprisonment for 1-5 years; possible addition fine of $2,500-$5,000.</text:p>
            <text:p>License suspension increase of 6 months. Reinstatement fees of:</text:p>
            <text:p>(First Offense): $210, or $200 if paid by mail.</text:p>
            <text:p>(Second Offense) $310, or $300 if paid by mail.</text:p>
            <text:p>(Subsequent Offenses) $410, or $400 if paid by mail.</text:p>
          </table:table-cell>
        </table:table-row>
        <table:table-row table:style-name="ro4">
          <table:table-cell office:value-type="string" calcext:value-type="string">
            <text:p>Hawaii</text:p>
          </table:table-cell>
          <table:table-cell office:value-type="string" calcext:value-type="string">
            <text:p>§291E-62</text:p>
          </table:table-cell>
          <table:table-cell table:formula="of:=IF(ISERROR(SEARCH(&quot;year&quot;;[.G31]));&quot;&quot;;&quot;year&quot;)" office:value-type="string" office:string-value="year" calcext:value-type="string">
            <text:p>year</text:p>
          </table:table-cell>
          <table:table-cell table:formula="of:=IF(ISERROR(SEARCH(&quot;impound&quot;;[.G31]));&quot;&quot;;&quot;impound&quot;)">
            <text:p/>
          </table:table-cell>
          <table:table-cell table:formula="of:=IF(ISERROR(SEARCH(&quot;$&quot;;[.G31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1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*This statute applies to drivers who have had their license revoked, suspended, or cancelled due to a charge of Driving Under the Influence, (DUI)</text:p>
            <text:p>(First Offense): Imprisonment for 3-30 days; $250-$1,000 fine; license suspension increased by 1 year; additional, inapplicable penalties.</text:p>
            <text:p>(Second Offense): Imprisonment for 30 days; $1,000 fine; license suspension increased by 2 years; additional, inapplicable penalties.</text:p>
            <text:p>(Subsequent Offense): Imprisonment for 1 year; $2,000 fine; permanent license revocation; Additional, inapplicable penalties.</text:p>
          </table:table-cell>
        </table:table-row>
        <table:table-row table:style-name="ro3">
          <table:table-cell office:value-type="string" calcext:value-type="string">
            <text:p>Idaho</text:p>
          </table:table-cell>
          <table:table-cell office:value-type="string" calcext:value-type="string">
            <text:p>§18-8001</text:p>
          </table:table-cell>
          <table:table-cell table:formula="of:=IF(ISERROR(SEARCH(&quot;year&quot;;[.G32]));&quot;&quot;;&quot;year&quot;)" office:value-type="string" office:string-value="year" calcext:value-type="string">
            <text:p>year</text:p>
          </table:table-cell>
          <table:table-cell table:formula="of:=IF(ISERROR(SEARCH(&quot;impound&quot;;[.G32]));&quot;&quot;;&quot;impound&quot;)">
            <text:p/>
          </table:table-cell>
          <table:table-cell table:formula="of:=IF(ISERROR(SEARCH(&quot;$&quot;;[.G32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2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Misdemeanor: Imprisonment for between 2 days and 6 months; fine of no more than $1,000; license suspension increased by 180 days.</text:p>
            <text:p>(Second Offense): Imprisonment for between 20 days and 1 year; fine of no more than $1,000; license suspension increased by 1 year.</text:p>
            <text:p>(Subsequent Offense): Imprisonment for between 30 days and 1 year; fine of no more than $3,000; license suspension increased by 2 years.</text:p>
          </table:table-cell>
        </table:table-row>
        <table:table-row table:style-name="ro3">
          <table:table-cell office:value-type="string" calcext:value-type="string">
            <text:p>Indiana</text:p>
          </table:table-cell>
          <table:table-cell office:value-type="string" calcext:value-type="string">
            <text:p>Ind. Code Ann.</text:p>
            <text:p>§ 9-30-10-16</text:p>
            <text:p>§ 35-50-2-7</text:p>
          </table:table-cell>
          <table:table-cell table:formula="of:=IF(ISERROR(SEARCH(&quot;year&quot;;[.G33]));&quot;&quot;;&quot;year&quot;)" office:value-type="string" office:string-value="year" calcext:value-type="string">
            <text:p>year</text:p>
          </table:table-cell>
          <table:table-cell table:formula="of:=IF(ISERROR(SEARCH(&quot;impound&quot;;[.G33]));&quot;&quot;;&quot;impound&quot;)">
            <text:p/>
          </table:table-cell>
          <table:table-cell table:formula="of:=IF(ISERROR(SEARCH(&quot;$&quot;;[.G33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3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Class 6 Felony: Imprisonment for between 6 months and 2 years, 6 months; fine of no more than $10,000.</text:p>
          </table:table-cell>
        </table:table-row>
        <table:table-row table:style-name="ro5">
          <table:table-cell office:value-type="string" calcext:value-type="string">
            <text:p>Louisiana</text:p>
          </table:table-cell>
          <table:table-cell office:value-type="string" calcext:value-type="string">
            <text:p>§32:415</text:p>
          </table:table-cell>
          <table:table-cell table:formula="of:=IF(ISERROR(SEARCH(&quot;year&quot;;[.G34]));&quot;&quot;;&quot;year&quot;)" office:value-type="string" office:string-value="year" calcext:value-type="string">
            <text:p>year</text:p>
          </table:table-cell>
          <table:table-cell table:formula="of:=IF(ISERROR(SEARCH(&quot;impound&quot;;[.G34]));&quot;&quot;;&quot;impound&quot;)">
            <text:p/>
          </table:table-cell>
          <table:table-cell table:formula="of:=IF(ISERROR(SEARCH(&quot;$&quot;;[.G34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4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Person with a Class D or E driver’s license: Imprisonment for no more than 6 months, fine of no more than $500, or both.</text:p>
            <text:p>Person with a Class A, B, or C driver’s license: Imprisonment for no more than 6 months, fine of no more than $5,000, or both.</text:p>
            <text:p>(Subsequent Offense): Imprisonment for between 7 days and 6 months; fine of $300-$500; potential civil fine of no more than $1,150.</text:p>
            <text:p>(Subsequent Offense) Class A, B, or C driver’s license: Imprisonment for between 7 days and 6 months; fine of $300-$500; potential civil fine of no more than $2,500.</text:p>
            <text:p>License suspension increased by 1 year.</text:p>
          </table:table-cell>
        </table:table-row>
        <table:table-row table:style-name="ro3">
          <table:table-cell office:value-type="string" calcext:value-type="string">
            <text:p>Massachusetts</text:p>
          </table:table-cell>
          <table:table-cell office:value-type="string" calcext:value-type="string">
            <text:p>Ch. 90; §23</text:p>
          </table:table-cell>
          <table:table-cell table:formula="of:=IF(ISERROR(SEARCH(&quot;year&quot;;[.G35]));&quot;&quot;;&quot;year&quot;)" office:value-type="string" office:string-value="year" calcext:value-type="string">
            <text:p>year</text:p>
          </table:table-cell>
          <table:table-cell table:formula="of:=IF(ISERROR(SEARCH(&quot;impound&quot;;[.G35]));&quot;&quot;;&quot;impound&quot;)">
            <text:p/>
          </table:table-cell>
          <table:table-cell table:formula="of:=IF(ISERROR(SEARCH(&quot;$&quot;;[.G35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5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: Imprisonment for no more than 10 days, $500-$1,000 fine, or both</text:p>
            <text:p>(Subsequent Offense): Imprisonment for between 60 days and 1 year.</text:p>
            <text:p>License suspension increased by 60 days.</text:p>
          </table:table-cell>
        </table:table-row>
        <table:table-row table:style-name="ro4">
          <table:table-cell office:value-type="string" calcext:value-type="string">
            <text:p>Michigan</text:p>
          </table:table-cell>
          <table:table-cell office:value-type="string" calcext:value-type="string">
            <text:p>§257.904</text:p>
          </table:table-cell>
          <table:table-cell table:formula="of:=IF(ISERROR(SEARCH(&quot;year&quot;;[.G36]));&quot;&quot;;&quot;year&quot;)" office:value-type="string" office:string-value="year" calcext:value-type="string">
            <text:p>year</text:p>
          </table:table-cell>
          <table:table-cell table:formula="of:=IF(ISERROR(SEARCH(&quot;impound&quot;;[.G36]));&quot;&quot;;&quot;impound&quot;)">
            <text:p/>
          </table:table-cell>
          <table:table-cell table:formula="of:=IF(ISERROR(SEARCH(&quot;$&quot;;[.G36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6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Misdemeanor: Imprisonment for no more than 93 days, a fine of no more than $500, or both.</text:p>
            <text:p>(Second Offense) Misdemeanor: Imprisonment for no more than 1 year, a fine of no more than $1,000, or both.</text:p>
            <text:p>Cancellation of vehicle’s registration plates.</text:p>
            <text:p>License suspension increased by like period.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§61-5-212</text:p>
          </table:table-cell>
          <table:table-cell table:formula="of:=IF(ISERROR(SEARCH(&quot;year&quot;;[.G37]));&quot;&quot;;&quot;year&quot;)" office:value-type="string" office:string-value="year" calcext:value-type="string">
            <text:p>year</text:p>
          </table:table-cell>
          <table:table-cell table:formula="of:=IF(ISERROR(SEARCH(&quot;impound&quot;;[.G37]));&quot;&quot;;&quot;impound&quot;)">
            <text:p/>
          </table:table-cell>
          <table:table-cell table:formula="of:=IF(ISERROR(SEARCH(&quot;$&quot;;[.G37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7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between 2 days and 6 months; fine of no more than $500; license suspension increased by 1 year; vehicle used is seized and rendered inoperable for 30 days.</text:p>
          </table:table-cell>
        </table:table-row>
        <table:table-row table:style-name="ro5">
          <table:table-cell office:value-type="string" calcext:value-type="string">
            <text:p>Nevada</text:p>
          </table:table-cell>
          <table:table-cell office:value-type="string" calcext:value-type="string">
            <text:p>§483.560</text:p>
            <text:p>§193.150</text:p>
          </table:table-cell>
          <table:table-cell table:formula="of:=IF(ISERROR(SEARCH(&quot;year&quot;;[.G38]));&quot;&quot;;&quot;year&quot;)" office:value-type="string" office:string-value="year" calcext:value-type="string">
            <text:p>year</text:p>
          </table:table-cell>
          <table:table-cell table:formula="of:=IF(ISERROR(SEARCH(&quot;impound&quot;;[.G38]));&quot;&quot;;&quot;impound&quot;)">
            <text:p/>
          </table:table-cell>
          <table:table-cell table:formula="of:=IF(ISERROR(SEARCH(&quot;$&quot;;[.G38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8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no more than 6 months, a fine of no more than $1,000, or both.</text:p>
            <text:p>If license (suspended), extension of suspension by like period.</text:p>
            <text:p>If license (revoked), extension of period of ineligibility for license by 1 year.</text:p>
            <text:p>If license (restricted), revocation of restricted license and extension of period of ineligibility for a license, permit or privilege to drive for 1 year.</text:p>
            <text:p>These terms are to run consecutively.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§263:64</text:p>
          </table:table-cell>
          <table:table-cell table:formula="of:=IF(ISERROR(SEARCH(&quot;year&quot;;[.G39]));&quot;&quot;;&quot;year&quot;)" office:value-type="string" office:string-value="year" calcext:value-type="string">
            <text:p>year</text:p>
          </table:table-cell>
          <table:table-cell table:formula="of:=IF(ISERROR(SEARCH(&quot;impound&quot;;[.G39]));&quot;&quot;;&quot;impound&quot;)">
            <text:p/>
          </table:table-cell>
          <table:table-cell table:formula="of:=IF(ISERROR(SEARCH(&quot;$&quot;;[.G39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39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at least 1 week; fine of no more than $1,000; license suspension increased by 1 year.</text:p>
          </table:table-cell>
        </table:table-row>
        <table:table-row table:style-name="ro3">
          <table:table-cell office:value-type="string" calcext:value-type="string">
            <text:p>North Carolina</text:p>
          </table:table-cell>
          <table:table-cell office:value-type="string" calcext:value-type="string">
            <text:p>§20-28</text:p>
            <text:p>N.C.G.S.A.</text:p>
            <text:p>§15A-1340.23</text:p>
          </table:table-cell>
          <table:table-cell table:formula="of:=IF(ISERROR(SEARCH(&quot;year&quot;;[.G40]));&quot;&quot;;&quot;year&quot;)" office:value-type="string" office:string-value="year" calcext:value-type="string">
            <text:p>year</text:p>
          </table:table-cell>
          <table:table-cell table:formula="of:=IF(ISERROR(SEARCH(&quot;impound&quot;;[.G40]));&quot;&quot;;&quot;impound&quot;)">
            <text:p/>
          </table:table-cell>
          <table:table-cell table:formula="of:=IF(ISERROR(SEARCH(&quot;$&quot;;[.G40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0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Class 3 Misdemeanor: Imprisonment for 1-10 days; fine of no more than $200; license suspension increased by 1 year.</text:p>
            <text:p>(Second Offense): License suspension increased by 2 years.</text:p>
            <text:p>(Third Offense): Permanent license suspension.</text:p>
          </table:table-cell>
        </table:table-row>
        <table:table-row table:style-name="ro3">
          <table:table-cell office:value-type="string" calcext:value-type="string">
            <text:p>North Dakota</text:p>
          </table:table-cell>
          <table:table-cell office:value-type="string" calcext:value-type="string">
            <text:p>§39-06-42</text:p>
            <text:p>§ 12.1-32-01</text:p>
          </table:table-cell>
          <table:table-cell table:formula="of:=IF(ISERROR(SEARCH(&quot;year&quot;;[.G41]));&quot;&quot;;&quot;year&quot;)" office:value-type="string" office:string-value="year" calcext:value-type="string">
            <text:p>year</text:p>
          </table:table-cell>
          <table:table-cell table:formula="of:=IF(ISERROR(SEARCH(&quot;impound&quot;;[.G41]));&quot;&quot;;&quot;impound&quot;)">
            <text:p/>
          </table:table-cell>
          <table:table-cell table:formula="of:=IF(ISERROR(SEARCH(&quot;$&quot;;[.G41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1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, Second or Third Offense) Class B Misdemeanor: Imprisonment for no more than 30 days, $1,500 fine, or both.</text:p>
            <text:p>(Fourth or Subsequent Offense) Class A Misdemeanor: Imprisonment for no more than 1 year, $3,000 fine, or both.</text:p>
            <text:p>Possible destruction of license plate.</text:p>
          </table:table-cell>
        </table:table-row>
        <table:table-row table:style-name="ro4">
          <table:table-cell office:value-type="string" calcext:value-type="string">
            <text:p>Oklahoma</text:p>
          </table:table-cell>
          <table:table-cell office:value-type="string" calcext:value-type="string">
            <text:p>Title 47:</text:p>
            <text:p>§6-303</text:p>
          </table:table-cell>
          <table:table-cell table:formula="of:=IF(ISERROR(SEARCH(&quot;year&quot;;[.G42]));&quot;&quot;;&quot;year&quot;)" office:value-type="string" office:string-value="year" calcext:value-type="string">
            <text:p>year</text:p>
          </table:table-cell>
          <table:table-cell table:formula="of:=IF(ISERROR(SEARCH(&quot;impound&quot;;[.G42]));&quot;&quot;;&quot;impound&quot;)">
            <text:p/>
          </table:table-cell>
          <table:table-cell table:formula="of:=IF(ISERROR(SEARCH(&quot;$&quot;;[.G42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2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Imprisonment for no more than 30 days, $50-$300 fine, or both.</text:p>
            <text:p>(First Offense): $100-$500 fine.</text:p>
            <text:p>(Second Offense): $200-$750 fine.</text:p>
            <text:p>(Subsequent Offense): Imprisonment for no more than 1 year, $300-$1,000 fine, or both.</text:p>
          </table:table-cell>
        </table:table-row>
        <table:table-row table:style-name="ro2">
          <table:table-cell office:value-type="string" calcext:value-type="string">
            <text:p>South Dakota</text:p>
          </table:table-cell>
          <table:table-cell office:value-type="string" calcext:value-type="string">
            <text:p>§32-12-65</text:p>
          </table:table-cell>
          <table:table-cell table:formula="of:=IF(ISERROR(SEARCH(&quot;year&quot;;[.G43]));&quot;&quot;;&quot;year&quot;)" office:value-type="string" office:string-value="year" calcext:value-type="string">
            <text:p>year</text:p>
          </table:table-cell>
          <table:table-cell table:formula="of:=IF(ISERROR(SEARCH(&quot;impound&quot;;[.G43]));&quot;&quot;;&quot;impound&quot;)">
            <text:p/>
          </table:table-cell>
          <table:table-cell table:formula="of:=IF(ISERROR(SEARCH(&quot;$&quot;;[.G43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3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Revoked) Class 1 Misdemeanor: Imprisonment for no more than 1 year; fine of no more than $2,000.</text:p>
            <text:p>(Suspended or Cancelled) Class 2 Misdemeanor: Imprisonment for no more than 30 days; fine of no more than $500.</text:p>
          </table:table-cell>
        </table:table-row>
        <table:table-row table:style-name="ro3">
          <table:table-cell office:value-type="string" calcext:value-type="string">
            <text:p>Vermont</text:p>
          </table:table-cell>
          <table:table-cell office:value-type="string" calcext:value-type="string">
            <text:p>§674</text:p>
          </table:table-cell>
          <table:table-cell table:formula="of:=IF(ISERROR(SEARCH(&quot;year&quot;;[.G44]));&quot;&quot;;&quot;year&quot;)" office:value-type="string" office:string-value="year" calcext:value-type="string">
            <text:p>year</text:p>
          </table:table-cell>
          <table:table-cell table:formula="of:=IF(ISERROR(SEARCH(&quot;impound&quot;;[.G44]));&quot;&quot;;&quot;impound&quot;)">
            <text:p/>
          </table:table-cell>
          <table:table-cell table:formula="of:=IF(ISERROR(SEARCH(&quot;$&quot;;[.G44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4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: Imprisonment for no more than 2 years, fine of no more than $5,000, or both.</text:p>
            <text:p>(Sixth or Subsequent Offense): Imprisonment for no more 2 years, fine of $5,000, or both.</text:p>
            <text:p>Possible seizure of license plates.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No Information</text:p>
          </table:table-cell>
          <table:table-cell/>
          <table:table-cell table:formula="of:=IF(ISERROR(SEARCH(&quot;impound&quot;;[.G45]));&quot;&quot;;&quot;impound&quot;)">
            <text:p/>
          </table:table-cell>
          <table:table-cell table:formula="of:=IF(ISERROR(SEARCH(&quot;$&quot;;[.G45])=&quot;#VALUE!&quot;);&quot;&quot;;&quot;$&quot;)">
            <text:p/>
          </table:table-cell>
          <table:table-cell table:formula="of:=IF(ISERROR(SEARCH(&quot;prison&quot;;[.G45]));&quot;&quot;;&quot;prison&quot;)">
            <text:p/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Oregon</text:p>
          </table:table-cell>
          <table:table-cell office:value-type="string" calcext:value-type="string">
            <text:p>Or. Rev. Stat. Ann.</text:p>
            <text:p>§ 811.175</text:p>
          </table:table-cell>
          <table:table-cell table:formula="of:=IF(ISERROR(SEARCH(&quot;year&quot;;[.G46]));&quot;&quot;;&quot;year&quot;)">
            <text:p/>
          </table:table-cell>
          <table:table-cell table:formula="of:=IF(ISERROR(SEARCH(&quot;impound&quot;;[.G46]));&quot;&quot;;&quot;impound&quot;)" office:value-type="string" office:string-value="impound" calcext:value-type="string">
            <text:p>impound</text:p>
          </table:table-cell>
          <table:table-cell table:formula="of:=IF(ISERROR(SEARCH(&quot;$&quot;;[.G46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6]));&quot;&quot;;&quot;prison&quot;)">
            <text:p/>
          </table:table-cell>
          <table:table-cell office:value-type="string" calcext:value-type="string">
            <text:p>Class A Traffic Infraction: $220-$2,000 fine.</text:p>
            <text:p>Possible vehicle impoundment. </text:p>
          </table:table-cell>
        </table:table-row>
        <table:table-row table:style-name="ro3">
          <table:table-cell office:value-type="string" calcext:value-type="string">
            <text:p>Wisconsin</text:p>
          </table:table-cell>
          <table:table-cell office:value-type="string" calcext:value-type="string">
            <text:p>§343.44</text:p>
          </table:table-cell>
          <table:table-cell table:formula="of:=IF(ISERROR(SEARCH(&quot;year&quot;;[.G47]));&quot;&quot;;&quot;year&quot;)">
            <text:p/>
          </table:table-cell>
          <table:table-cell table:formula="of:=IF(ISERROR(SEARCH(&quot;impound&quot;;[.G47]));&quot;&quot;;&quot;impound&quot;)" office:value-type="string" office:string-value="impound" calcext:value-type="string">
            <text:p>impound</text:p>
          </table:table-cell>
          <table:table-cell table:formula="of:=IF(ISERROR(SEARCH(&quot;$&quot;;[.G47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7]));&quot;&quot;;&quot;prison&quot;)">
            <text:p/>
          </table:table-cell>
          <table:table-cell office:value-type="string" calcext:value-type="string">
            <text:p>(Suspended): $50-$200 fine.</text:p>
            <text:p>(Revoked): Fine of no more than $2,500.</text:p>
            <text:p>Vehicle may be impounded.</text:p>
          </table:table-cell>
        </table:table-row>
        <table:table-row table:style-name="ro3">
          <table:table-cell office:value-type="string" calcext:value-type="string">
            <text:p>Arizona</text:p>
          </table:table-cell>
          <table:table-cell office:value-type="string" calcext:value-type="string">
            <text:p>§28-3473</text:p>
            <text:p>§28-3511</text:p>
            <text:p>§13-707</text:p>
          </table:table-cell>
          <table:table-cell table:formula="of:=IF(ISERROR(SEARCH(&quot;year&quot;;[.G48]));&quot;&quot;;&quot;year&quot;)">
            <text:p/>
          </table:table-cell>
          <table:table-cell table:formula="of:=IF(ISERROR(SEARCH(&quot;impound&quot;;[.G48]));&quot;&quot;;&quot;impound&quot;)" office:value-type="string" office:string-value="impound" calcext:value-type="string">
            <text:p>impound</text:p>
          </table:table-cell>
          <table:table-cell table:formula="of:=IF(ISERROR(SEARCH(&quot;$&quot;;[.G48])=&quot;#VALUE!&quot;);&quot;&quot;;&quot;$&quot;)">
            <text:p/>
          </table:table-cell>
          <table:table-cell table:formula="of:=IF(ISERROR(SEARCH(&quot;prison&quot;;[.G48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Class 1 Misdemeanor: Imprisonment for up to 6 months; possible vehicle impoundment.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§32-6-19</text:p>
          </table:table-cell>
          <table:table-cell table:formula="of:=IF(ISERROR(SEARCH(&quot;year&quot;;[.G49]));&quot;&quot;;&quot;year&quot;)">
            <text:p/>
          </table:table-cell>
          <table:table-cell table:formula="of:=IF(ISERROR(SEARCH(&quot;impound&quot;;[.G49]));&quot;&quot;;&quot;impound&quot;)" office:value-type="string" office:string-value="impound" calcext:value-type="string">
            <text:p>impound</text:p>
          </table:table-cell>
          <table:table-cell table:formula="of:=IF(ISERROR(SEARCH(&quot;$&quot;;[.G49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49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Misdemeanor: $100-$500 fine; additional fine of $50; imprisonment for no more than 180 days; immediate vehicle impoundment; possible license suspension increase by 6 months.</text:p>
          </table:table-cell>
        </table:table-row>
        <table:table-row table:style-name="ro3">
          <table:table-cell office:value-type="string" calcext:value-type="string">
            <text:p>Ohio</text:p>
          </table:table-cell>
          <table:table-cell office:value-type="string" calcext:value-type="string">
            <text:p>§4507.02</text:p>
          </table:table-cell>
          <table:table-cell table:formula="of:=IF(ISERROR(SEARCH(&quot;year&quot;;[.G50]));&quot;&quot;;&quot;year&quot;)">
            <text:p/>
          </table:table-cell>
          <table:table-cell table:formula="of:=IF(ISERROR(SEARCH(&quot;impound&quot;;[.G50]));&quot;&quot;;&quot;impound&quot;)" office:value-type="string" office:string-value="impound" calcext:value-type="string">
            <text:p>impound</text:p>
          </table:table-cell>
          <table:table-cell table:formula="of:=IF(ISERROR(SEARCH(&quot;$&quot;;[.G50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50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Unclassified Misdemeanor: Fine of no more than $1,000; 500 hours community service.</text:p>
            <text:p>(Subsequent Offense) 1st Degree Misdemeanor: Imprisonment for no more than 180 days; $1,000 fine.</text:p>
            <text:p>Possible license plate impoundment.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21 Del. C. §2756</text:p>
          </table:table-cell>
          <table:table-cell table:formula="of:=IF(ISERROR(SEARCH(&quot;year&quot;;[.G51]));&quot;&quot;;&quot;year&quot;)" office:value-type="string" office:string-value="year" calcext:value-type="string">
            <text:p>year</text:p>
          </table:table-cell>
          <table:table-cell table:formula="of:=IF(ISERROR(SEARCH(&quot;impound&quot;;[.G51]));&quot;&quot;;&quot;impound&quot;)" office:value-type="string" office:string-value="impound" calcext:value-type="string">
            <text:p>impound</text:p>
          </table:table-cell>
          <table:table-cell table:formula="of:=IF(ISERROR(SEARCH(&quot;$&quot;;[.G51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51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: Imprisonment for between 30 days and 6 months; $500-$1,000 fine; possible vehicle impoundment of at least 90 days.</text:p>
            <text:p>(Subsequent Offense): Imprisonment for between 60 days and 1 year; $1,000-$4,000 fine; possible vehicle impoundment of at least 1 year.</text:p>
          </table:table-cell>
        </table:table-row>
        <table:table-row table:style-name="ro4">
          <table:table-cell office:value-type="string" calcext:value-type="string">
            <text:p>Florida</text:p>
          </table:table-cell>
          <table:table-cell office:value-type="string" calcext:value-type="string">
            <text:p>§ 322.34</text:p>
            <text:p>§ 775.082</text:p>
            <text:p>§ 775.083</text:p>
          </table:table-cell>
          <table:table-cell table:formula="of:=IF(ISERROR(SEARCH(&quot;year&quot;;[.G52]));&quot;&quot;;&quot;year&quot;)" office:value-type="string" office:string-value="year" calcext:value-type="string">
            <text:p>year</text:p>
          </table:table-cell>
          <table:table-cell table:formula="of:=IF(ISERROR(SEARCH(&quot;impound&quot;;[.G52]));&quot;&quot;;&quot;impound&quot;)" office:value-type="string" office:string-value="impound" calcext:value-type="string">
            <text:p>impound</text:p>
          </table:table-cell>
          <table:table-cell table:formula="of:=IF(ISERROR(SEARCH(&quot;$&quot;;[.G52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52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2nd Degree Misdemeanor: Imprisonment for no more than 60 days or $500 fine.</text:p>
            <text:p>(Second Offense) 1st Degree Misdemeanor: Imprisonment for no more than 1 year or $1,000 fine.</text:p>
            <text:p>(Subsequent Offense) 3rd Degree Felony: Imprisonment for no more than 5 years or $5,000 fine.</text:p>
            <text:p>Immediate vehicle impoundment.</text:p>
          </table:table-cell>
        </table:table-row>
        <table:table-row table:style-name="ro4">
          <table:table-cell office:value-type="string" calcext:value-type="string">
            <text:p>Illinois</text:p>
          </table:table-cell>
          <table:table-cell office:value-type="string" calcext:value-type="string">
            <text:p>625 ILCS</text:p>
            <text:p>5/6-303</text:p>
            <text:p>730 ILCS 5/5-4.5-55</text:p>
            <text:p>730 ILCS 5/5-4.5-45</text:p>
          </table:table-cell>
          <table:table-cell table:formula="of:=IF(ISERROR(SEARCH(&quot;year&quot;;[.G53]));&quot;&quot;;&quot;year&quot;)" office:value-type="string" office:string-value="year" calcext:value-type="string">
            <text:p>year</text:p>
          </table:table-cell>
          <table:table-cell table:formula="of:=IF(ISERROR(SEARCH(&quot;impound&quot;;[.G53]));&quot;&quot;;&quot;impound&quot;)" office:value-type="string" office:string-value="impound" calcext:value-type="string">
            <text:p>impound</text:p>
          </table:table-cell>
          <table:table-cell table:formula="of:=IF(ISERROR(SEARCH(&quot;$&quot;;[.G53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53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Class A Misdemeanor: Imprisonment for no more than 1 year; fine of no more than $2,500.</text:p>
            <text:p>(Subsequent Offense) Class 4 Felony: Imprisonment for 1-3 years; fine of up to $25,000.</text:p>
            <text:p>Possible vehicle impoundment.</text:p>
            <text:p>(Fourth or Subsequent Offenses): Possible seizure of license plate; possible vehicle immobilization.</text:p>
          </table:table-cell>
        </table:table-row>
        <table:table-row table:style-name="ro4">
          <table:table-cell office:value-type="string" calcext:value-type="string">
            <text:p>Maryland</text:p>
          </table:table-cell>
          <table:table-cell office:value-type="string" calcext:value-type="string">
            <text:p>§16-303</text:p>
            <text:p>§16-402</text:p>
            <text:p>§ 27-101</text:p>
            <text:p>§ 27-111</text:p>
          </table:table-cell>
          <table:table-cell table:formula="of:=IF(ISERROR(SEARCH(&quot;year&quot;;[.G54]));&quot;&quot;;&quot;year&quot;)" office:value-type="string" office:string-value="year" calcext:value-type="string">
            <text:p>year</text:p>
          </table:table-cell>
          <table:table-cell table:formula="of:=IF(ISERROR(SEARCH(&quot;impound&quot;;[.G54]));&quot;&quot;;&quot;impound&quot;)" office:value-type="string" office:string-value="impound" calcext:value-type="string">
            <text:p>impound</text:p>
          </table:table-cell>
          <table:table-cell table:formula="of:=IF(ISERROR(SEARCH(&quot;$&quot;;[.G54])=&quot;#VALUE!&quot;);&quot;&quot;;&quot;$&quot;)" office:value-type="string" office:string-value="$" calcext:value-type="string">
            <text:p>$</text:p>
          </table:table-cell>
          <table:table-cell table:formula="of:=IF(ISERROR(SEARCH(&quot;prison&quot;;[.G54]));&quot;&quot;;&quot;prison&quot;)" office:value-type="string" office:string-value="prison" calcext:value-type="string">
            <text:p>prison</text:p>
          </table:table-cell>
          <table:table-cell office:value-type="string" calcext:value-type="string">
            <text:p>(First Offense) Misdemeanor: Imprisonment for no more than 1 year, fine of no more than $1,000, or both; possible license suspension increased by no more than 1 year.</text:p>
            <text:p>(Subsequent Offense) Misdemeanor: Imprisonment for no more than 2 years, fine of no more than $1,000, or both; possible license suspension increased by no more than 18 months if second offense, no more than 2 years for subsequent offenses.</text:p>
            <text:p>Possible vehicle impoundment.</text:p>
          </table:table-cell>
        </table:table-row>
      </table:table>
      <table:named-expressions>
        <table:named-range table:name="AC" table:base-cell-address="$Sheet1.$A$2" table:cell-range-address="$Sheet1.$A$2"/>
        <table:named-range table:name="DH" table:base-cell-address="$Sheet1.$A$9" table:cell-range-address="$Sheet1.$A$9"/>
        <table:named-range table:name="IL" table:base-cell-address="$Sheet1.$A$15" table:cell-range-address="$Sheet1.$A$15"/>
        <table:named-range table:name="M" table:base-cell-address="$Sheet1.$A$22" table:cell-range-address="$Sheet1.$A$22"/>
        <table:named-range table:name="N" table:base-cell-address="$Sheet1.$A$30" table:cell-range-address="$Sheet1.$A$30"/>
        <table:named-range table:name="OR" table:base-cell-address="$Sheet1.$A$38" table:cell-range-address="$Sheet1.$A$38"/>
        <table:named-range table:name="SU" table:base-cell-address="$Sheet1.$A$44" table:cell-range-address="$Sheet1.$A$44"/>
        <table:named-range table:name="VW" table:base-cell-address="$Sheet1.$A$49" table:cell-range-address="$Sheet1.$A$49"/>
      </table:named-expressions>
      <table:database-ranges>
        <table:database-range table:name="__Anonymous_Sheet_DB__0" table:target-range-address="Sheet1.A1:Sheet1.G5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0:24:18.932089046</meta:creation-date>
    <dc:date>2018-09-12T10:52:35.221524869</dc:date>
    <meta:editing-duration>PT5M56S</meta:editing-duration>
    <meta:editing-cycles>1</meta:editing-cycles>
    <meta:document-statistic meta:table-count="1" meta:cell-count="377" meta:object-count="0"/>
    <meta:generator>LibreOffice/5.1.6.2$Linux_X86_64 LibreOffice_project/10m0$Build-2</meta:generator>
  </office:meta>
</office:document-meta>
</file>